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style:font-name="Noto Sans"/>
    </style:style>
    <style:style style:name="P2" style:family="paragraph" style:parent-style-name="Heading_20_1">
      <style:text-properties style:font-name="Noto Sans"/>
    </style:style>
    <style:style style:name="P3" style:family="paragraph" style:parent-style-name="Text_20_body">
      <style:text-properties fo:font-size="8pt" style:font-size-asian="8pt" style:font-size-complex="8pt"/>
    </style:style>
    <style:style style:name="P4" style:family="paragraph" style:parent-style-name="Text_20_body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ompliance artifacts document</text:h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2">Copyright Note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Horizontal_20_Line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P3"/>
      <text:p text:style-name="Horizontal_20_Line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4"/>
      <text:p text:style-name="Text_20_body"/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6T09:42:29</meta:creation-date>
    <dc:date>2020-06-30T01:10:50.01</dc:date>
    <meta:editing-duration>PT5H9M51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4" meta:paragraph-count="2" meta:word-count="5" meta:character-count="44"/>
  </office:meta>
</office:document-meta>
</file>